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2.5134in" fo:margin-right="2.5299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.5429in" fo:margin-right="0.5528in" fo:margin-top="0.2634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4.6098in" fo:margin-top="0.67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2.2799in" fo:margin-top="0.2634in" fo:margin-bottom="0in" loext:contextual-spacing="false" fo:line-height="115%" fo:text-align="start" style:justify-single-word="false" fo:keep-together="auto" fo:orphans="0" fo:widows="0" fo:text-indent="2.2634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2.279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2.0492in" fo:margin-top="0.26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8"/></text:span><text:span text:style-name="T2">Lucas </text:span></text:p>
      <text:p text:style-name="P2"><text:span text:style-name="T2">Relatório do exercício de pontos por função e pontos por casos de uso Pontos por função </text:span></text:p>
      <text:p text:style-name="P3"><text:span text:style-name="T2">1-5 11-0 2-5 12-0 3-0 13-0 4-3 14-5 5-5 6-5 7-5 8-5 9-3 10-3 total =44 EIS 5x3 =15 EOS 3X4=12 EQS= 0 ILFS 13X7=91 EIFS 9X5=45 contagem = 163 PF=163x[0,65+0,01x44] PF= 166,67 </text:span></text:p>
      <text:p text:style-name="P4"><text:span text:style-name="T2">Pontos por caso de uso TPNAA = 2x1+2x3 = 7 TPNACU = 5X9 = 45 PCUNA= 7+45= 52 FCT= 0,6+[0,01*7*6.5)= 1,044 </text:span></text:p>
      <text:p text:style-name="P5"><text:span text:style-name="T2">FCA= 1,4+(0,03*6*6.5)=0,23 </text:span></text:p>
      <text:p text:style-name="P5"><text:span text:style-name="T2">PCUA= 52x1,044x0.23=12,6178 </text:span></text:p>
      <text:p text:style-name="P6"><text:span text:style-name="T1">96</text:span><text:span text:style-name="T2"> dias de trabalho</text:span></text:p>
      <text:p text:style-name="P6"><text:span text:style-name="T2"><text:s/>salário 4000/</text:span><text:span text:style-name="T1">1</text:span><text:span text:style-name="T2"> ( </text:span><text:span text:style-name="T1">1</text:span><text:span text:style-name="T2"> funcionário</text:span><text:span text:style-name="T1"> </text:span><text:span text:style-name="T2">) </text:span><text:span text:style-name="T1">4</text:span><text:span text:style-name="T2">000/30 = </text:span><text:span text:style-name="T1">133,3</text:span><text:span text:style-name="T2">x</text:span><text:span text:style-name="T1">1</text:span><text:span text:style-name="T2"> = 134 134x</text:span><text:span text:style-name="T1">96</text:span><text:span text:style-name="T2"> = </text:span><text:span text:style-name="T1">12.864</text:span><text:span text:style-name="T2"> reais</text:span><text:span text:style-name="T1">.</text:span></text:p>
      <text:p text:style-name="P6"><text:span text:style-name="T1">O </text:span><text:span text:style-name="T2">preço total do sistema de </text:span><text:span text:style-name="T1">protocolos</text:span><text:span text:style-name="T2"> </text:span><text:span text:style-name="T1">é 12.864 re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04" meta:character-count="590" meta:non-whitespace-character-count="480"/>
    <meta:generator>LibreOfficeDev/6.0.5.2$Linux_X86_64 LibreOffice_project/</meta:generator>
  </office:meta>
</office:document-meta>
</file>